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3.22mm"/>
    </style:style>
    <style:style style:name="co4" style:family="table-column">
      <style:table-column-properties fo:break-before="auto" style:column-width="22.61mm"/>
    </style:style>
    <style:style style:name="co5" style:family="table-column">
      <style:table-column-properties fo:break-before="auto" style:column-width="73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[$podstawowe.$A2]);2) = 0 AND(NOT([$podstawowe.$B2]=&quot;&quot;)))" style:apply-style-name="Table" style:base-cell-address="podstawowe.A2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end" fo:margin-left="0mm"/>
      <style:map style:condition="is-true-formula(MOD(ROW([$podstawowe.$A2]);2) = 0 AND(NOT([$podstawowe.$B2]=&quot;&quot;)))" style:apply-style-name="Table" style:base-cell-address="podstawowe.A2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map style:condition="is-true-formula(MOD(ROW([$podstawowe.$A2]);2) = 0 AND(NOT([$podstawowe.$B2]=&quot;&quot;)))" style:apply-style-name="Table" style:base-cell-address="podstawowe.A2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map style:condition="is-true-formula(MOD(ROW([$podstawowe.$A2]);2) = 0 AND(NOT([$podstawowe.$B2]=&quot;&quot;)))" style:apply-style-name="Table" style:base-cell-address="podstawowe.A2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[$podstawowe.$A2]);2) = 0 AND(NOT([$podstawowe.$B2]=&quot;&quot;)))" style:apply-style-name="Table" style:base-cell-address="podstawowe.A2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map style:condition="is-true-formula(MOD(ROW([$podstawowe.$A2]);2) = 0 AND(NOT([$podstawowe.$B2]=&quot;&quot;)))" style:apply-style-name="Table" style:base-cell-address="podstawowe.A2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3.53mm"/>
      <style:map style:condition="is-true-formula(MOD(ROW([$podstawowe.$A2]);2) = 0 AND(NOT([$podstawowe.$B2]=&quot;&quot;)))" style:apply-style-name="Table" style:base-cell-address="podstawowe.A2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2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map style:condition="is-true-formula(MOD(ROW([$podstawowe.$A2]);2) = 0 AND(NOT([$podstawowe.$B2]=&quot;&quot;)))" style:apply-style-name="Table" style:base-cell-address="podstawowe.A2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is-true-formula(MOD(ROW([$podstawowe.$A2]);2) = 0 AND(NOT([$podstawowe.$B2]=&quot;&quot;)))" style:apply-style-name="Table" style:base-cell-address="podstawowe.A2"/>
    </style:style>
    <style:style style:name="ce26" style:family="table-cell" style:parent-style-name="Default">
      <style:map style:condition="is-true-formula(MOD(ROW([$podstawowe.$A2]);2) = 0 AND(NOT([$podstawowe.$B2]=&quot;&quot;)))" style:apply-style-name="Table" style:base-cell-address="podstawowe.A2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[$zadania.$A1]);2) = 0 AND(NOT([$zadania.$B1]=&quot;&quot;)))" style:apply-style-name="Table" style:base-cell-address="zadania.A1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end" fo:margin-left="0mm"/>
      <style:map style:condition="is-true-formula(MOD(ROW([$zadania.$A1]);2) = 0 AND(NOT([$zadania.$B1]=&quot;&quot;)))" style:apply-style-name="Table" style:base-cell-address="zadania.A1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end" fo:margin-left="0mm"/>
      <style:map style:condition="is-true-formula(MOD(ROW([$zadania.$A1]);2) = 0 AND(NOT([$zadania.$B1]=&quot;&quot;)))" style:apply-style-name="Table" style:base-cell-address="zadania.A1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map style:condition="is-true-formula(MOD(ROW([$zadania.$A1]);2) = 0 AND(NOT([$zadania.$B1]=&quot;&quot;)))" style:apply-style-name="Table" style:base-cell-address="zadania.A1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map style:condition="is-true-formula(MOD(ROW([$zadania.$A1]);2) = 0 AND(NOT([$zadania.$B1]=&quot;&quot;)))" style:apply-style-name="Table" style:base-cell-address="zadania.A1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map style:condition="is-true-formula(MOD(ROW([$zadania.$A1]);2) = 0 AND(NOT([$zadania.$B1]=&quot;&quot;)))" style:apply-style-name="Table" style:base-cell-address="zadania.A1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[$zadania.$A1]);2) = 0 AND(NOT([$zadania.$B1]=&quot;&quot;)))" style:apply-style-name="Table" style:base-cell-address="zadania.A1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3.53mm"/>
      <style:map style:condition="is-true-formula(MOD(ROW([$zadania.$A1]);2) = 0 AND(NOT([$zadania.$B1]=&quot;&quot;)))" style:apply-style-name="Table" style:base-cell-address="zadania.A1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map style:condition="is-true-formula(MOD(ROW([$zadania.$A1]);2) = 0 AND(NOT([$zadania.$B1]=&quot;&quot;)))" style:apply-style-name="Table" style:base-cell-address="zadania.A1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[$ostrzeżenia.$A1]);2) = 0 AND(NOT([$ostrzeżenia.$B1]=&quot;&quot;)))" style:apply-style-name="Table" style:base-cell-address="ostrzeżenia.A1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end" fo:margin-left="0mm"/>
      <style:map style:condition="is-true-formula(MOD(ROW([$ostrzeżenia.$A1]);2) = 0 AND(NOT([$ostrzeżenia.$B1]=&quot;&quot;)))" style:apply-style-name="Table" style:base-cell-address="ostrzeżenia.A1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end" fo:margin-left="0mm"/>
      <style:map style:condition="is-true-formula(MOD(ROW([$ostrzeżenia.$A1]);2) = 0 AND(NOT([$ostrzeżenia.$B1]=&quot;&quot;)))" style:apply-style-name="Table" style:base-cell-address="ostrzeżenia.A1"/>
    </style:style>
    <style:style style:name="ce45" style:family="table-cell" style:parent-style-name="Default">
      <style:map style:condition="is-true-formula(MOD(ROW([$ostrzeżenia.$A1]);2) = 0 AND(NOT([$ostrzeżenia.$B1]=&quot;&quot;)))" style:apply-style-name="Table" style:base-cell-address="ostrzeżenia.A1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[$ostrzeżenia.$A1]);2) = 0 AND(NOT([$ostrzeżenia.$B1]=&quot;&quot;)))" style:apply-style-name="Table" style:base-cell-address="ostrzeżenia.A1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3.53mm"/>
      <style:map style:condition="is-true-formula(MOD(ROW([$ostrzeżenia.$A1]);2) = 0 AND(NOT([$ostrzeżenia.$B1]=&quot;&quot;)))" style:apply-style-name="Table" style:base-cell-address="ostrzeżenia.A1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3.53mm"/>
      <style:map style:condition="is-true-formula(MOD(ROW([$ostrzeżenia.$A1]);2) = 0 AND(NOT([$ostrzeżenia.$B1]=&quot;&quot;)))" style:apply-style-name="Table" style:base-cell-address="ostrzeżenia.A1"/>
    </style:style>
  </office:automatic-styles>
  <office:body>
    <office:spreadsheet>
      <table:calculation-settings table:automatic-find-labels="false"/>
      <table:table table:name="podstawowe" table:style-name="ta1">
        <table:table-column table:style-name="co1" table:default-cell-style-name="ce17"/>
        <table:table-column table:style-name="co1" table:default-cell-style-name="ce23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USTAWIENIA</text:p>
          </table:table-cell>
          <table:covered-table-cell table:number-columns-repeated="2" table:style-name="ce18"/>
        </table:table-row>
        <table:table-row table:style-name="ro1">
          <table:table-cell table:style-name="ce3" office:value-type="string" calcext:value-type="string">
            <text:p>L. P.</text:p>
          </table:table-cell>
          <table:table-cell table:style-name="ce19" office:value-type="string" calcext:value-type="string">
            <text:p>Nazwa</text:p>
          </table:table-cell>
          <table:table-cell table:style-name="ce19" office:value-type="string" calcext:value-type="string">
            <text:p>Wartość</text:p>
          </table:table-cell>
        </table:table-row>
        <table:table-row table:style-name="ro1">
          <table:table-cell table:style-name="ce4" table:formula="of:=IF([.B3]=&quot;&quot;; &quot;&quot;; 1)" office:value-type="float" office:value="1" calcext:value-type="float">
            <text:p>1</text:p>
          </table:table-cell>
          <table:table-cell table:style-name="ce20" office:value-type="string" calcext:value-type="string">
            <text:p>Rok</text:p>
          </table:table-cell>
          <table:table-cell table:style-name="ce29" table:formula="of:=YEAR(TODAY())" office:value-type="float" office:value="2022" calcext:value-type="float">
            <text:p>2022</text:p>
          </table:table-cell>
        </table:table-row>
        <table:table-row table:style-name="ro1">
          <table:table-cell table:style-name="ce6" table:formula="of:=IF([.B4]=&quot;&quot;; &quot;&quot;; [.A3]+1)" office:value-type="float" office:value="2" calcext:value-type="float">
            <text:p>2</text:p>
          </table:table-cell>
          <table:table-cell table:style-name="ce20" office:value-type="string" calcext:value-type="string">
            <text:p>Minimalny czas snu (h)</text:p>
          </table:table-cell>
          <table:table-cell table:style-name="ce24" office:value-type="float" office:value="6" calcext:value-type="float">
            <text:p>6</text:p>
          </table:table-cell>
        </table:table-row>
        <table:table-row table:style-name="ro1">
          <table:table-cell table:style-name="ce7" table:formula="of:=IF([.B5]=&quot;&quot;; &quot;&quot;; [.A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]=&quot;&quot;; &quot;&quot;; [.A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]=&quot;&quot;; &quot;&quot;; [.A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]=&quot;&quot;; &quot;&quot;; [.A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]=&quot;&quot;; &quot;&quot;; [.A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0]=&quot;&quot;; &quot;&quot;; [.A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1]=&quot;&quot;; &quot;&quot;; [.A1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2]=&quot;&quot;; &quot;&quot;; [.A1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3]=&quot;&quot;; &quot;&quot;; [.A1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4]=&quot;&quot;; &quot;&quot;; [.A1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5]=&quot;&quot;; &quot;&quot;; [.A1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6]=&quot;&quot;; &quot;&quot;; [.A1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7]=&quot;&quot;; &quot;&quot;; [.A1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8]=&quot;&quot;; &quot;&quot;; [.A1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9]=&quot;&quot;; &quot;&quot;; [.A1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0]=&quot;&quot;; &quot;&quot;; [.A1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1]=&quot;&quot;; &quot;&quot;; [.A2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2]=&quot;&quot;; &quot;&quot;; [.A2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3]=&quot;&quot;; &quot;&quot;; [.A2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4]=&quot;&quot;; &quot;&quot;; [.A2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5]=&quot;&quot;; &quot;&quot;; [.A2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6]=&quot;&quot;; &quot;&quot;; [.A2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7]=&quot;&quot;; &quot;&quot;; [.A2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8]=&quot;&quot;; &quot;&quot;; [.A2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9]=&quot;&quot;; &quot;&quot;; [.A2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0]=&quot;&quot;; &quot;&quot;; [.A2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1]=&quot;&quot;; &quot;&quot;; [.A3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2]=&quot;&quot;; &quot;&quot;; [.A3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3]=&quot;&quot;; &quot;&quot;; [.A3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4]=&quot;&quot;; &quot;&quot;; [.A3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5]=&quot;&quot;; &quot;&quot;; [.A3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6]=&quot;&quot;; &quot;&quot;; [.A3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7]=&quot;&quot;; &quot;&quot;; [.A3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8]=&quot;&quot;; &quot;&quot;; [.A3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9]=&quot;&quot;; &quot;&quot;; [.A3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0]=&quot;&quot;; &quot;&quot;; [.A3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1]=&quot;&quot;; &quot;&quot;; [.A4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2]=&quot;&quot;; &quot;&quot;; [.A4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3]=&quot;&quot;; &quot;&quot;; [.A4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4]=&quot;&quot;; &quot;&quot;; [.A4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5]=&quot;&quot;; &quot;&quot;; [.A4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6]=&quot;&quot;; &quot;&quot;; [.A4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7]=&quot;&quot;; &quot;&quot;; [.A4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8]=&quot;&quot;; &quot;&quot;; [.A4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9]=&quot;&quot;; &quot;&quot;; [.A4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0]=&quot;&quot;; &quot;&quot;; [.A4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1]=&quot;&quot;; &quot;&quot;; [.A5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2]=&quot;&quot;; &quot;&quot;; [.A5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3]=&quot;&quot;; &quot;&quot;; [.A5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4]=&quot;&quot;; &quot;&quot;; [.A5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5]=&quot;&quot;; &quot;&quot;; [.A5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6]=&quot;&quot;; &quot;&quot;; [.A5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7]=&quot;&quot;; &quot;&quot;; [.A5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8]=&quot;&quot;; &quot;&quot;; [.A5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9]=&quot;&quot;; &quot;&quot;; [.A5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0]=&quot;&quot;; &quot;&quot;; [.A5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1]=&quot;&quot;; &quot;&quot;; [.A6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2]=&quot;&quot;; &quot;&quot;; [.A6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3]=&quot;&quot;; &quot;&quot;; [.A6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4]=&quot;&quot;; &quot;&quot;; [.A6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5]=&quot;&quot;; &quot;&quot;; [.A6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6]=&quot;&quot;; &quot;&quot;; [.A6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7]=&quot;&quot;; &quot;&quot;; [.A6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8]=&quot;&quot;; &quot;&quot;; [.A6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9]=&quot;&quot;; &quot;&quot;; [.A6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0]=&quot;&quot;; &quot;&quot;; [.A6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1]=&quot;&quot;; &quot;&quot;; [.A7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2]=&quot;&quot;; &quot;&quot;; [.A7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3]=&quot;&quot;; &quot;&quot;; [.A7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4]=&quot;&quot;; &quot;&quot;; [.A7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5]=&quot;&quot;; &quot;&quot;; [.A7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6]=&quot;&quot;; &quot;&quot;; [.A7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7]=&quot;&quot;; &quot;&quot;; [.A7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8]=&quot;&quot;; &quot;&quot;; [.A7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9]=&quot;&quot;; &quot;&quot;; [.A7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0]=&quot;&quot;; &quot;&quot;; [.A7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1]=&quot;&quot;; &quot;&quot;; [.A8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2]=&quot;&quot;; &quot;&quot;; [.A8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3]=&quot;&quot;; &quot;&quot;; [.A8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4]=&quot;&quot;; &quot;&quot;; [.A8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5]=&quot;&quot;; &quot;&quot;; [.A8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6]=&quot;&quot;; &quot;&quot;; [.A8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7]=&quot;&quot;; &quot;&quot;; [.A8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8]=&quot;&quot;; &quot;&quot;; [.A8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9]=&quot;&quot;; &quot;&quot;; [.A8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0]=&quot;&quot;; &quot;&quot;; [.A8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1]=&quot;&quot;; &quot;&quot;; [.A9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2]=&quot;&quot;; &quot;&quot;; [.A9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3]=&quot;&quot;; &quot;&quot;; [.A9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4]=&quot;&quot;; &quot;&quot;; [.A9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5]=&quot;&quot;; &quot;&quot;; [.A9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6]=&quot;&quot;; &quot;&quot;; [.A9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7]=&quot;&quot;; &quot;&quot;; [.A9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8]=&quot;&quot;; &quot;&quot;; [.A9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9]=&quot;&quot;; &quot;&quot;; [.A9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00]=&quot;&quot;; &quot;&quot;; [.A99]+1)">
            <text:p/>
          </table:table-cell>
          <table:table-cell table:style-name="ce22"/>
          <table:table-cell table:style-name="ce26"/>
        </table:table-row>
        <table:table-row table:style-name="ro1" table:number-rows-repeated="104847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podstawowe.A2:podstawowe.C100">
            <calcext:condition calcext:apply-style-name="Table" calcext:value="formula-is(MOD(ROW([$podstawowe.$A2]);2) = 0 AND(NOT([$podstawowe.$B2]=&quot;&quot;)))" calcext:base-cell-address="podstawowe.A2"/>
          </calcext:conditional-format>
        </calcext:conditional-formats>
      </table:table>
      <table:table table:name="zadania" table:style-name="ta1">
        <table:table-column table:style-name="co2" table:default-cell-style-name="ce37"/>
        <table:table-column table:style-name="co3" table:default-cell-style-name="ce10"/>
        <table:table-row table:style-name="ro1">
          <table:table-cell table:style-name="ce33" office:value-type="string" calcext:value-type="string">
            <text:p>L. P.</text:p>
          </table:table-cell>
          <table:table-cell table:style-name="ce8" office:value-type="string" calcext:value-type="string">
            <text:p>ZADANIE</text:p>
          </table:table-cell>
        </table:table-row>
        <table:table-row table:style-name="ro1">
          <table:table-cell table:style-name="ce34" table:formula="of:=IF([.B2]=&quot;&quot;; &quot;&quot;; 1)" office:value-type="float" office:value="1" calcext:value-type="float">
            <text:p>1</text:p>
          </table:table-cell>
          <table:table-cell table:style-name="ce9" office:value-type="string" calcext:value-type="string">
            <text:p>Cel 1</text:p>
          </table:table-cell>
        </table:table-row>
        <table:table-row table:style-name="ro1">
          <table:table-cell table:style-name="ce5" table:formula="of:=IF([.B3]=&quot;&quot;; &quot;&quot;; [.A2]+1)" office:value-type="float" office:value="2" calcext:value-type="float">
            <text:p>2</text:p>
          </table:table-cell>
          <table:table-cell table:style-name="ce9" office:value-type="string" calcext:value-type="string">
            <text:p>Cel 2</text:p>
          </table:table-cell>
        </table:table-row>
        <table:table-row table:style-name="ro1">
          <table:table-cell table:style-name="ce36" table:formula="of:=IF([.B4]=&quot;&quot;; &quot;&quot;; [.A3]+1)" office:value-type="float" office:value="3" calcext:value-type="float">
            <text:p>3</text:p>
          </table:table-cell>
          <table:table-cell table:style-name="ce9" office:value-type="string" calcext:value-type="string">
            <text:p>Cel 3</text:p>
          </table:table-cell>
        </table:table-row>
        <table:table-row table:style-name="ro1">
          <table:table-cell table:formula="of:=IF([.B5]=&quot;&quot;; &quot;&quot;; [.A4]+1)">
            <text:p/>
          </table:table-cell>
          <table:table-cell/>
        </table:table-row>
        <table:table-row table:style-name="ro1">
          <table:table-cell table:style-name="ce49" table:formula="of:=IF([.B6]=&quot;&quot;; &quot;&quot;; [.A5]+1)">
            <text:p/>
          </table:table-cell>
          <table:table-cell/>
        </table:table-row>
        <table:table-row table:style-name="ro1">
          <table:table-cell table:formula="of:=IF([.B7]=&quot;&quot;; &quot;&quot;; [.A6]+1)">
            <text:p/>
          </table:table-cell>
          <table:table-cell/>
        </table:table-row>
        <table:table-row table:style-name="ro1">
          <table:table-cell table:style-name="ce49" table:formula="of:=IF([.B8]=&quot;&quot;; &quot;&quot;; [.A7]+1)">
            <text:p/>
          </table:table-cell>
          <table:table-cell/>
        </table:table-row>
        <table:table-row table:style-name="ro1">
          <table:table-cell table:formula="of:=IF([.B9]=&quot;&quot;; &quot;&quot;; [.A8]+1)">
            <text:p/>
          </table:table-cell>
          <table:table-cell/>
        </table:table-row>
        <table:table-row table:style-name="ro1">
          <table:table-cell table:formula="of:=IF([.B10]=&quot;&quot;; &quot;&quot;; [.A9]+1)">
            <text:p/>
          </table:table-cell>
          <table:table-cell/>
        </table:table-row>
        <table:table-row table:style-name="ro1">
          <table:table-cell table:formula="of:=IF([.B11]=&quot;&quot;; &quot;&quot;; [.A10]+1)">
            <text:p/>
          </table:table-cell>
          <table:table-cell/>
        </table:table-row>
        <table:table-row table:style-name="ro1">
          <table:table-cell table:formula="of:=IF([.B12]=&quot;&quot;; &quot;&quot;; [.A11]+1)">
            <text:p/>
          </table:table-cell>
          <table:table-cell/>
        </table:table-row>
        <table:table-row table:style-name="ro1">
          <table:table-cell table:formula="of:=IF([.B13]=&quot;&quot;; &quot;&quot;; [.A12]+1)">
            <text:p/>
          </table:table-cell>
          <table:table-cell/>
        </table:table-row>
        <table:table-row table:style-name="ro1">
          <table:table-cell table:formula="of:=IF([.B14]=&quot;&quot;; &quot;&quot;; [.A13]+1)">
            <text:p/>
          </table:table-cell>
          <table:table-cell/>
        </table:table-row>
        <table:table-row table:style-name="ro1">
          <table:table-cell table:formula="of:=IF([.B15]=&quot;&quot;; &quot;&quot;; [.A14]+1)">
            <text:p/>
          </table:table-cell>
          <table:table-cell/>
        </table:table-row>
        <table:table-row table:style-name="ro1">
          <table:table-cell table:formula="of:=IF([.B16]=&quot;&quot;; &quot;&quot;; [.A15]+1)">
            <text:p/>
          </table:table-cell>
          <table:table-cell/>
        </table:table-row>
        <table:table-row table:style-name="ro1">
          <table:table-cell table:formula="of:=IF([.B17]=&quot;&quot;; &quot;&quot;; [.A16]+1)">
            <text:p/>
          </table:table-cell>
          <table:table-cell/>
        </table:table-row>
        <table:table-row table:style-name="ro1">
          <table:table-cell table:formula="of:=IF([.B18]=&quot;&quot;; &quot;&quot;; [.A17]+1)">
            <text:p/>
          </table:table-cell>
          <table:table-cell/>
        </table:table-row>
        <table:table-row table:style-name="ro1">
          <table:table-cell table:formula="of:=IF([.B19]=&quot;&quot;; &quot;&quot;; [.A18]+1)">
            <text:p/>
          </table:table-cell>
          <table:table-cell/>
        </table:table-row>
        <table:table-row table:style-name="ro1">
          <table:table-cell table:formula="of:=IF([.B20]=&quot;&quot;; &quot;&quot;; [.A19]+1)">
            <text:p/>
          </table:table-cell>
          <table:table-cell/>
        </table:table-row>
        <table:table-row table:style-name="ro1">
          <table:table-cell table:formula="of:=IF([.B21]=&quot;&quot;; &quot;&quot;; [.A20]+1)">
            <text:p/>
          </table:table-cell>
          <table:table-cell/>
        </table:table-row>
        <table:table-row table:style-name="ro1">
          <table:table-cell table:formula="of:=IF([.B22]=&quot;&quot;; &quot;&quot;; [.A21]+1)">
            <text:p/>
          </table:table-cell>
          <table:table-cell/>
        </table:table-row>
        <table:table-row table:style-name="ro1">
          <table:table-cell table:formula="of:=IF([.B23]=&quot;&quot;; &quot;&quot;; [.A22]+1)">
            <text:p/>
          </table:table-cell>
          <table:table-cell/>
        </table:table-row>
        <table:table-row table:style-name="ro1">
          <table:table-cell table:formula="of:=IF([.B24]=&quot;&quot;; &quot;&quot;; [.A23]+1)">
            <text:p/>
          </table:table-cell>
          <table:table-cell/>
        </table:table-row>
        <table:table-row table:style-name="ro1">
          <table:table-cell table:formula="of:=IF([.B25]=&quot;&quot;; &quot;&quot;; [.A24]+1)">
            <text:p/>
          </table:table-cell>
          <table:table-cell/>
        </table:table-row>
        <table:table-row table:style-name="ro1">
          <table:table-cell table:formula="of:=IF([.B26]=&quot;&quot;; &quot;&quot;; [.A25]+1)">
            <text:p/>
          </table:table-cell>
          <table:table-cell/>
        </table:table-row>
        <table:table-row table:style-name="ro1">
          <table:table-cell table:formula="of:=IF([.B27]=&quot;&quot;; &quot;&quot;; [.A26]+1)">
            <text:p/>
          </table:table-cell>
          <table:table-cell/>
        </table:table-row>
        <table:table-row table:style-name="ro1">
          <table:table-cell table:formula="of:=IF([.B28]=&quot;&quot;; &quot;&quot;; [.A27]+1)">
            <text:p/>
          </table:table-cell>
          <table:table-cell/>
        </table:table-row>
        <table:table-row table:style-name="ro1">
          <table:table-cell table:formula="of:=IF([.B29]=&quot;&quot;; &quot;&quot;; [.A28]+1)">
            <text:p/>
          </table:table-cell>
          <table:table-cell/>
        </table:table-row>
        <table:table-row table:style-name="ro1">
          <table:table-cell table:formula="of:=IF([.B30]=&quot;&quot;; &quot;&quot;; [.A29]+1)">
            <text:p/>
          </table:table-cell>
          <table:table-cell/>
        </table:table-row>
        <table:table-row table:style-name="ro1">
          <table:table-cell table:formula="of:=IF([.B31]=&quot;&quot;; &quot;&quot;; [.A30]+1)">
            <text:p/>
          </table:table-cell>
          <table:table-cell/>
        </table:table-row>
        <table:table-row table:style-name="ro1">
          <table:table-cell table:formula="of:=IF([.B32]=&quot;&quot;; &quot;&quot;; [.A31]+1)">
            <text:p/>
          </table:table-cell>
          <table:table-cell/>
        </table:table-row>
        <table:table-row table:style-name="ro1">
          <table:table-cell table:formula="of:=IF([.B33]=&quot;&quot;; &quot;&quot;; [.A32]+1)">
            <text:p/>
          </table:table-cell>
          <table:table-cell/>
        </table:table-row>
        <table:table-row table:style-name="ro1">
          <table:table-cell table:formula="of:=IF([.B34]=&quot;&quot;; &quot;&quot;; [.A33]+1)">
            <text:p/>
          </table:table-cell>
          <table:table-cell/>
        </table:table-row>
        <table:table-row table:style-name="ro1">
          <table:table-cell table:formula="of:=IF([.B35]=&quot;&quot;; &quot;&quot;; [.A34]+1)">
            <text:p/>
          </table:table-cell>
          <table:table-cell/>
        </table:table-row>
        <table:table-row table:style-name="ro1">
          <table:table-cell table:formula="of:=IF([.B36]=&quot;&quot;; &quot;&quot;; [.A35]+1)">
            <text:p/>
          </table:table-cell>
          <table:table-cell/>
        </table:table-row>
        <table:table-row table:style-name="ro1">
          <table:table-cell table:formula="of:=IF([.B37]=&quot;&quot;; &quot;&quot;; [.A36]+1)">
            <text:p/>
          </table:table-cell>
          <table:table-cell/>
        </table:table-row>
        <table:table-row table:style-name="ro1">
          <table:table-cell table:formula="of:=IF([.B38]=&quot;&quot;; &quot;&quot;; [.A37]+1)">
            <text:p/>
          </table:table-cell>
          <table:table-cell/>
        </table:table-row>
        <table:table-row table:style-name="ro1">
          <table:table-cell table:formula="of:=IF([.B39]=&quot;&quot;; &quot;&quot;; [.A38]+1)">
            <text:p/>
          </table:table-cell>
          <table:table-cell/>
        </table:table-row>
        <table:table-row table:style-name="ro1">
          <table:table-cell table:formula="of:=IF([.B40]=&quot;&quot;; &quot;&quot;; [.A39]+1)">
            <text:p/>
          </table:table-cell>
          <table:table-cell/>
        </table:table-row>
        <table:table-row table:style-name="ro1">
          <table:table-cell table:formula="of:=IF([.B41]=&quot;&quot;; &quot;&quot;; [.A40]+1)">
            <text:p/>
          </table:table-cell>
          <table:table-cell/>
        </table:table-row>
        <table:table-row table:style-name="ro1">
          <table:table-cell table:formula="of:=IF([.B42]=&quot;&quot;; &quot;&quot;; [.A41]+1)">
            <text:p/>
          </table:table-cell>
          <table:table-cell/>
        </table:table-row>
        <table:table-row table:style-name="ro1">
          <table:table-cell table:formula="of:=IF([.B43]=&quot;&quot;; &quot;&quot;; [.A42]+1)">
            <text:p/>
          </table:table-cell>
          <table:table-cell/>
        </table:table-row>
        <table:table-row table:style-name="ro1">
          <table:table-cell table:formula="of:=IF([.B44]=&quot;&quot;; &quot;&quot;; [.A43]+1)">
            <text:p/>
          </table:table-cell>
          <table:table-cell/>
        </table:table-row>
        <table:table-row table:style-name="ro1">
          <table:table-cell table:formula="of:=IF([.B45]=&quot;&quot;; &quot;&quot;; [.A44]+1)">
            <text:p/>
          </table:table-cell>
          <table:table-cell/>
        </table:table-row>
        <table:table-row table:style-name="ro1">
          <table:table-cell table:formula="of:=IF([.B46]=&quot;&quot;; &quot;&quot;; [.A45]+1)">
            <text:p/>
          </table:table-cell>
          <table:table-cell/>
        </table:table-row>
        <table:table-row table:style-name="ro1">
          <table:table-cell table:formula="of:=IF([.B47]=&quot;&quot;; &quot;&quot;; [.A46]+1)">
            <text:p/>
          </table:table-cell>
          <table:table-cell/>
        </table:table-row>
        <table:table-row table:style-name="ro1">
          <table:table-cell table:formula="of:=IF([.B48]=&quot;&quot;; &quot;&quot;; [.A47]+1)">
            <text:p/>
          </table:table-cell>
          <table:table-cell/>
        </table:table-row>
        <table:table-row table:style-name="ro1">
          <table:table-cell table:formula="of:=IF([.B49]=&quot;&quot;; &quot;&quot;; [.A48]+1)">
            <text:p/>
          </table:table-cell>
          <table:table-cell/>
        </table:table-row>
        <table:table-row table:style-name="ro1">
          <table:table-cell table:formula="of:=IF([.B50]=&quot;&quot;; &quot;&quot;; [.A49]+1)">
            <text:p/>
          </table:table-cell>
          <table:table-cell/>
        </table:table-row>
        <table:table-row table:style-name="ro1">
          <table:table-cell table:formula="of:=IF([.B51]=&quot;&quot;; &quot;&quot;; [.A50]+1)">
            <text:p/>
          </table:table-cell>
          <table:table-cell/>
        </table:table-row>
        <table:table-row table:style-name="ro1">
          <table:table-cell table:formula="of:=IF([.B52]=&quot;&quot;; &quot;&quot;; [.A51]+1)">
            <text:p/>
          </table:table-cell>
          <table:table-cell/>
        </table:table-row>
        <table:table-row table:style-name="ro1">
          <table:table-cell table:formula="of:=IF([.B53]=&quot;&quot;; &quot;&quot;; [.A52]+1)">
            <text:p/>
          </table:table-cell>
          <table:table-cell/>
        </table:table-row>
        <table:table-row table:style-name="ro1">
          <table:table-cell table:formula="of:=IF([.B54]=&quot;&quot;; &quot;&quot;; [.A53]+1)">
            <text:p/>
          </table:table-cell>
          <table:table-cell/>
        </table:table-row>
        <table:table-row table:style-name="ro1">
          <table:table-cell table:formula="of:=IF([.B55]=&quot;&quot;; &quot;&quot;; [.A54]+1)">
            <text:p/>
          </table:table-cell>
          <table:table-cell/>
        </table:table-row>
        <table:table-row table:style-name="ro1">
          <table:table-cell table:formula="of:=IF([.B56]=&quot;&quot;; &quot;&quot;; [.A55]+1)">
            <text:p/>
          </table:table-cell>
          <table:table-cell/>
        </table:table-row>
        <table:table-row table:style-name="ro1">
          <table:table-cell table:formula="of:=IF([.B57]=&quot;&quot;; &quot;&quot;; [.A56]+1)">
            <text:p/>
          </table:table-cell>
          <table:table-cell/>
        </table:table-row>
        <table:table-row table:style-name="ro1">
          <table:table-cell table:formula="of:=IF([.B58]=&quot;&quot;; &quot;&quot;; [.A57]+1)">
            <text:p/>
          </table:table-cell>
          <table:table-cell/>
        </table:table-row>
        <table:table-row table:style-name="ro1">
          <table:table-cell table:formula="of:=IF([.B59]=&quot;&quot;; &quot;&quot;; [.A58]+1)">
            <text:p/>
          </table:table-cell>
          <table:table-cell/>
        </table:table-row>
        <table:table-row table:style-name="ro1">
          <table:table-cell table:formula="of:=IF([.B60]=&quot;&quot;; &quot;&quot;; [.A59]+1)">
            <text:p/>
          </table:table-cell>
          <table:table-cell/>
        </table:table-row>
        <table:table-row table:style-name="ro1">
          <table:table-cell table:formula="of:=IF([.B61]=&quot;&quot;; &quot;&quot;; [.A60]+1)">
            <text:p/>
          </table:table-cell>
          <table:table-cell/>
        </table:table-row>
        <table:table-row table:style-name="ro1">
          <table:table-cell table:formula="of:=IF([.B62]=&quot;&quot;; &quot;&quot;; [.A61]+1)">
            <text:p/>
          </table:table-cell>
          <table:table-cell/>
        </table:table-row>
        <table:table-row table:style-name="ro1">
          <table:table-cell table:formula="of:=IF([.B63]=&quot;&quot;; &quot;&quot;; [.A62]+1)">
            <text:p/>
          </table:table-cell>
          <table:table-cell/>
        </table:table-row>
        <table:table-row table:style-name="ro1">
          <table:table-cell table:formula="of:=IF([.B64]=&quot;&quot;; &quot;&quot;; [.A63]+1)">
            <text:p/>
          </table:table-cell>
          <table:table-cell/>
        </table:table-row>
        <table:table-row table:style-name="ro1">
          <table:table-cell table:formula="of:=IF([.B65]=&quot;&quot;; &quot;&quot;; [.A64]+1)">
            <text:p/>
          </table:table-cell>
          <table:table-cell/>
        </table:table-row>
        <table:table-row table:style-name="ro1">
          <table:table-cell table:formula="of:=IF([.B66]=&quot;&quot;; &quot;&quot;; [.A65]+1)">
            <text:p/>
          </table:table-cell>
          <table:table-cell/>
        </table:table-row>
        <table:table-row table:style-name="ro1">
          <table:table-cell table:formula="of:=IF([.B67]=&quot;&quot;; &quot;&quot;; [.A66]+1)">
            <text:p/>
          </table:table-cell>
          <table:table-cell/>
        </table:table-row>
        <table:table-row table:style-name="ro1">
          <table:table-cell table:formula="of:=IF([.B68]=&quot;&quot;; &quot;&quot;; [.A67]+1)">
            <text:p/>
          </table:table-cell>
          <table:table-cell/>
        </table:table-row>
        <table:table-row table:style-name="ro1">
          <table:table-cell table:formula="of:=IF([.B69]=&quot;&quot;; &quot;&quot;; [.A68]+1)">
            <text:p/>
          </table:table-cell>
          <table:table-cell/>
        </table:table-row>
        <table:table-row table:style-name="ro1">
          <table:table-cell table:formula="of:=IF([.B70]=&quot;&quot;; &quot;&quot;; [.A69]+1)">
            <text:p/>
          </table:table-cell>
          <table:table-cell/>
        </table:table-row>
        <table:table-row table:style-name="ro1">
          <table:table-cell table:formula="of:=IF([.B71]=&quot;&quot;; &quot;&quot;; [.A70]+1)">
            <text:p/>
          </table:table-cell>
          <table:table-cell/>
        </table:table-row>
        <table:table-row table:style-name="ro1">
          <table:table-cell table:formula="of:=IF([.B72]=&quot;&quot;; &quot;&quot;; [.A71]+1)">
            <text:p/>
          </table:table-cell>
          <table:table-cell/>
        </table:table-row>
        <table:table-row table:style-name="ro1">
          <table:table-cell table:formula="of:=IF([.B73]=&quot;&quot;; &quot;&quot;; [.A72]+1)">
            <text:p/>
          </table:table-cell>
          <table:table-cell/>
        </table:table-row>
        <table:table-row table:style-name="ro1">
          <table:table-cell table:formula="of:=IF([.B74]=&quot;&quot;; &quot;&quot;; [.A73]+1)">
            <text:p/>
          </table:table-cell>
          <table:table-cell/>
        </table:table-row>
        <table:table-row table:style-name="ro1">
          <table:table-cell table:formula="of:=IF([.B75]=&quot;&quot;; &quot;&quot;; [.A74]+1)">
            <text:p/>
          </table:table-cell>
          <table:table-cell/>
        </table:table-row>
        <table:table-row table:style-name="ro1">
          <table:table-cell table:formula="of:=IF([.B76]=&quot;&quot;; &quot;&quot;; [.A75]+1)">
            <text:p/>
          </table:table-cell>
          <table:table-cell/>
        </table:table-row>
        <table:table-row table:style-name="ro1">
          <table:table-cell table:formula="of:=IF([.B77]=&quot;&quot;; &quot;&quot;; [.A76]+1)">
            <text:p/>
          </table:table-cell>
          <table:table-cell/>
        </table:table-row>
        <table:table-row table:style-name="ro1">
          <table:table-cell table:formula="of:=IF([.B78]=&quot;&quot;; &quot;&quot;; [.A77]+1)">
            <text:p/>
          </table:table-cell>
          <table:table-cell/>
        </table:table-row>
        <table:table-row table:style-name="ro1">
          <table:table-cell table:formula="of:=IF([.B79]=&quot;&quot;; &quot;&quot;; [.A78]+1)">
            <text:p/>
          </table:table-cell>
          <table:table-cell/>
        </table:table-row>
        <table:table-row table:style-name="ro1">
          <table:table-cell table:formula="of:=IF([.B80]=&quot;&quot;; &quot;&quot;; [.A79]+1)">
            <text:p/>
          </table:table-cell>
          <table:table-cell/>
        </table:table-row>
        <table:table-row table:style-name="ro1">
          <table:table-cell table:formula="of:=IF([.B81]=&quot;&quot;; &quot;&quot;; [.A80]+1)">
            <text:p/>
          </table:table-cell>
          <table:table-cell/>
        </table:table-row>
        <table:table-row table:style-name="ro1">
          <table:table-cell table:formula="of:=IF([.B82]=&quot;&quot;; &quot;&quot;; [.A81]+1)">
            <text:p/>
          </table:table-cell>
          <table:table-cell/>
        </table:table-row>
        <table:table-row table:style-name="ro1">
          <table:table-cell table:formula="of:=IF([.B83]=&quot;&quot;; &quot;&quot;; [.A82]+1)">
            <text:p/>
          </table:table-cell>
          <table:table-cell/>
        </table:table-row>
        <table:table-row table:style-name="ro1">
          <table:table-cell table:formula="of:=IF([.B84]=&quot;&quot;; &quot;&quot;; [.A83]+1)">
            <text:p/>
          </table:table-cell>
          <table:table-cell/>
        </table:table-row>
        <table:table-row table:style-name="ro1">
          <table:table-cell table:formula="of:=IF([.B85]=&quot;&quot;; &quot;&quot;; [.A84]+1)">
            <text:p/>
          </table:table-cell>
          <table:table-cell/>
        </table:table-row>
        <table:table-row table:style-name="ro1">
          <table:table-cell table:formula="of:=IF([.B86]=&quot;&quot;; &quot;&quot;; [.A85]+1)">
            <text:p/>
          </table:table-cell>
          <table:table-cell/>
        </table:table-row>
        <table:table-row table:style-name="ro1">
          <table:table-cell table:formula="of:=IF([.B87]=&quot;&quot;; &quot;&quot;; [.A86]+1)">
            <text:p/>
          </table:table-cell>
          <table:table-cell/>
        </table:table-row>
        <table:table-row table:style-name="ro1">
          <table:table-cell table:formula="of:=IF([.B88]=&quot;&quot;; &quot;&quot;; [.A87]+1)">
            <text:p/>
          </table:table-cell>
          <table:table-cell/>
        </table:table-row>
        <table:table-row table:style-name="ro1">
          <table:table-cell table:formula="of:=IF([.B89]=&quot;&quot;; &quot;&quot;; [.A88]+1)">
            <text:p/>
          </table:table-cell>
          <table:table-cell/>
        </table:table-row>
        <table:table-row table:style-name="ro1">
          <table:table-cell table:formula="of:=IF([.B90]=&quot;&quot;; &quot;&quot;; [.A89]+1)">
            <text:p/>
          </table:table-cell>
          <table:table-cell/>
        </table:table-row>
        <table:table-row table:style-name="ro1">
          <table:table-cell table:formula="of:=IF([.B91]=&quot;&quot;; &quot;&quot;; [.A90]+1)">
            <text:p/>
          </table:table-cell>
          <table:table-cell/>
        </table:table-row>
        <table:table-row table:style-name="ro1">
          <table:table-cell table:formula="of:=IF([.B92]=&quot;&quot;; &quot;&quot;; [.A91]+1)">
            <text:p/>
          </table:table-cell>
          <table:table-cell/>
        </table:table-row>
        <table:table-row table:style-name="ro1">
          <table:table-cell table:formula="of:=IF([.B93]=&quot;&quot;; &quot;&quot;; [.A92]+1)">
            <text:p/>
          </table:table-cell>
          <table:table-cell/>
        </table:table-row>
        <table:table-row table:style-name="ro1">
          <table:table-cell table:formula="of:=IF([.B94]=&quot;&quot;; &quot;&quot;; [.A93]+1)">
            <text:p/>
          </table:table-cell>
          <table:table-cell/>
        </table:table-row>
        <table:table-row table:style-name="ro1">
          <table:table-cell table:formula="of:=IF([.B95]=&quot;&quot;; &quot;&quot;; [.A94]+1)">
            <text:p/>
          </table:table-cell>
          <table:table-cell/>
        </table:table-row>
        <table:table-row table:style-name="ro1">
          <table:table-cell table:formula="of:=IF([.B96]=&quot;&quot;; &quot;&quot;; [.A95]+1)">
            <text:p/>
          </table:table-cell>
          <table:table-cell/>
        </table:table-row>
        <table:table-row table:style-name="ro1">
          <table:table-cell table:formula="of:=IF([.B97]=&quot;&quot;; &quot;&quot;; [.A96]+1)">
            <text:p/>
          </table:table-cell>
          <table:table-cell/>
        </table:table-row>
        <table:table-row table:style-name="ro1">
          <table:table-cell table:formula="of:=IF([.B98]=&quot;&quot;; &quot;&quot;; [.A97]+1)">
            <text:p/>
          </table:table-cell>
          <table:table-cell/>
        </table:table-row>
        <table:table-row table:style-name="ro1">
          <table:table-cell table:formula="of:=IF([.B99]=&quot;&quot;; &quot;&quot;; [.A98]+1)">
            <text:p/>
          </table:table-cell>
          <table:table-cell/>
        </table:table-row>
        <table:table-row table:style-name="ro1">
          <table:table-cell table:formula="of:=IF([.B100]=&quot;&quot;; &quot;&quot;; [.A99]+1)">
            <text:p/>
          </table:table-cell>
          <table:table-cell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zadania.A1:zadania.B1048576">
            <calcext:condition calcext:apply-style-name="Table" calcext:value="formula-is(MOD(ROW([$zadania.$A1]);2) = 0 AND(NOT([$zadania.$B1]=&quot;&quot;)))" calcext:base-cell-address="zadania.A1"/>
          </calcext:conditional-format>
        </calcext:conditional-formats>
      </table:table>
      <table:table table:name="ostrzeżenia" table:style-name="ta1">
        <table:table-column table:style-name="co4" table:default-cell-style-name="Default"/>
        <table:table-column table:style-name="co5" table:default-cell-style-name="ce23"/>
        <table:table-row table:style-name="ro1">
          <table:table-cell table:style-name="ce42" office:value-type="string" calcext:value-type="string">
            <text:p>L. P.</text:p>
          </table:table-cell>
          <table:table-cell table:style-name="ce46" office:value-type="string" calcext:value-type="string">
            <text:p>Nazwa</text:p>
          </table:table-cell>
        </table:table-row>
        <table:table-row table:style-name="ro1">
          <table:table-cell table:style-name="ce43" table:formula="of:=IF([.B2]=&quot;&quot;; &quot;&quot;; 1)" office:value-type="float" office:value="1" calcext:value-type="float">
            <text:p>1</text:p>
          </table:table-cell>
          <table:table-cell table:style-name="ce47" office:value-type="string" calcext:value-type="string">
            <text:p>Działasz więcej niż planujesz!</text:p>
          </table:table-cell>
        </table:table-row>
        <table:table-row table:style-name="ro1">
          <table:table-cell table:style-name="ce44" table:formula="of:=IF([.B3]=&quot;&quot;; &quot;&quot;; [.A2]+1)" office:value-type="float" office:value="2" calcext:value-type="float">
            <text:p>2</text:p>
          </table:table-cell>
          <table:table-cell table:style-name="ce47" office:value-type="string" calcext:value-type="string">
            <text:p>Wykorzystałeś cały dzień!</text:p>
          </table:table-cell>
        </table:table-row>
        <table:table-row table:style-name="ro1">
          <table:table-cell table:style-name="ce45" table:formula="of:=IF([.B4]=&quot;&quot;; &quot;&quot;; [.A3]+1)" office:value-type="float" office:value="3" calcext:value-type="float">
            <text:p>3</text:p>
          </table:table-cell>
          <table:table-cell table:style-name="ce48" office:value-type="string" calcext:value-type="string">
            <text:p>Wykonano wszystkie zadania!</text:p>
          </table:table-cell>
        </table:table-row>
        <table:table-row table:style-name="ro1">
          <table:table-cell table:style-name="ce45" table:formula="of:=IF([.B5]=&quot;&quot;; &quot;&quot;; [.A4]+1)" office:value-type="float" office:value="4" calcext:value-type="float">
            <text:p>4</text:p>
          </table:table-cell>
          <table:table-cell table:style-name="ce48" office:value-type="string" calcext:value-type="string">
            <text:p>Pamiętaj o śnie!</text:p>
          </table:table-cell>
        </table:table-row>
        <table:table-row table:style-name="ro1">
          <table:table-cell table:style-name="ce45" table:formula="of:=IF([.B6]=&quot;&quot;; &quot;&quot;; [.A5]+1)" office:value-type="float" office:value="5" calcext:value-type="float">
            <text:p>5</text:p>
          </table:table-cell>
          <table:table-cell table:style-name="ce48" office:value-type="string" calcext:value-type="string">
            <text:p>Brak wolnego czasu.</text:p>
          </table:table-cell>
        </table:table-row>
        <table:table-row table:style-name="ro1">
          <table:table-cell table:style-name="ce45" table:formula="of:=IF([.B7]=&quot;&quot;; &quot;&quot;; [.A6]+1)" office:value-type="float" office:value="6" calcext:value-type="float">
            <text:p>6</text:p>
          </table:table-cell>
          <table:table-cell table:style-name="ce48" office:value-type="string" calcext:value-type="string">
            <text:p>Brak zadań.</text:p>
          </table:table-cell>
        </table:table-row>
        <table:table-row table:style-name="ro1">
          <table:table-cell table:style-name="ce45" table:formula="of:=IF([.B8]=&quot;&quot;; &quot;&quot;; [.A7]+1)" office:value-type="float" office:value="7" calcext:value-type="float">
            <text:p>7</text:p>
          </table:table-cell>
          <table:table-cell table:style-name="ce48" office:value-type="string" calcext:value-type="string">
            <text:p>Twój plan przekracza 24h!</text:p>
          </table:table-cell>
        </table:table-row>
        <table:table-row table:style-name="ro1">
          <table:table-cell table:style-name="ce45" table:formula="of:=IF([.B9]=&quot;&quot;; &quot;&quot;; [.A8]+1)">
            <text:p/>
          </table:table-cell>
          <table:table-cell table:style-name="ce48"/>
        </table:table-row>
        <table:table-row table:style-name="ro1">
          <table:table-cell table:style-name="ce45" table:formula="of:=IF([.B10]=&quot;&quot;; &quot;&quot;; [.A9]+1)">
            <text:p/>
          </table:table-cell>
          <table:table-cell table:style-name="ce48"/>
        </table:table-row>
        <table:table-row table:style-name="ro1">
          <table:table-cell table:style-name="ce45" table:formula="of:=IF([.B11]=&quot;&quot;; &quot;&quot;; [.A10]+1)">
            <text:p/>
          </table:table-cell>
          <table:table-cell table:style-name="ce48"/>
        </table:table-row>
        <table:table-row table:style-name="ro1">
          <table:table-cell table:style-name="ce45" table:formula="of:=IF([.B12]=&quot;&quot;; &quot;&quot;; [.A11]+1)">
            <text:p/>
          </table:table-cell>
          <table:table-cell table:style-name="ce48"/>
        </table:table-row>
        <table:table-row table:style-name="ro1">
          <table:table-cell table:style-name="ce45" table:formula="of:=IF([.B13]=&quot;&quot;; &quot;&quot;; [.A12]+1)">
            <text:p/>
          </table:table-cell>
          <table:table-cell table:style-name="ce48"/>
        </table:table-row>
        <table:table-row table:style-name="ro1">
          <table:table-cell table:style-name="ce45" table:formula="of:=IF([.B14]=&quot;&quot;; &quot;&quot;; [.A13]+1)">
            <text:p/>
          </table:table-cell>
          <table:table-cell table:style-name="ce48"/>
        </table:table-row>
        <table:table-row table:style-name="ro1">
          <table:table-cell table:style-name="ce45" table:formula="of:=IF([.B15]=&quot;&quot;; &quot;&quot;; [.A14]+1)">
            <text:p/>
          </table:table-cell>
          <table:table-cell table:style-name="ce48"/>
        </table:table-row>
        <table:table-row table:style-name="ro1">
          <table:table-cell table:style-name="ce45" table:formula="of:=IF([.B16]=&quot;&quot;; &quot;&quot;; [.A15]+1)">
            <text:p/>
          </table:table-cell>
          <table:table-cell table:style-name="ce48"/>
        </table:table-row>
        <table:table-row table:style-name="ro1">
          <table:table-cell table:style-name="ce45" table:formula="of:=IF([.B17]=&quot;&quot;; &quot;&quot;; [.A16]+1)">
            <text:p/>
          </table:table-cell>
          <table:table-cell table:style-name="ce48"/>
        </table:table-row>
        <table:table-row table:style-name="ro1">
          <table:table-cell table:style-name="ce45" table:formula="of:=IF([.B18]=&quot;&quot;; &quot;&quot;; [.A17]+1)">
            <text:p/>
          </table:table-cell>
          <table:table-cell table:style-name="ce48"/>
        </table:table-row>
        <table:table-row table:style-name="ro1">
          <table:table-cell table:style-name="ce45" table:formula="of:=IF([.B19]=&quot;&quot;; &quot;&quot;; [.A18]+1)">
            <text:p/>
          </table:table-cell>
          <table:table-cell table:style-name="ce48"/>
        </table:table-row>
        <table:table-row table:style-name="ro1">
          <table:table-cell table:style-name="ce45" table:formula="of:=IF([.B20]=&quot;&quot;; &quot;&quot;; [.A19]+1)">
            <text:p/>
          </table:table-cell>
          <table:table-cell table:style-name="ce48"/>
        </table:table-row>
        <table:table-row table:style-name="ro1">
          <table:table-cell table:style-name="ce45" table:formula="of:=IF([.B21]=&quot;&quot;; &quot;&quot;; [.A20]+1)">
            <text:p/>
          </table:table-cell>
          <table:table-cell table:style-name="ce48"/>
        </table:table-row>
        <table:table-row table:style-name="ro1">
          <table:table-cell table:style-name="ce45" table:formula="of:=IF([.B22]=&quot;&quot;; &quot;&quot;; [.A21]+1)">
            <text:p/>
          </table:table-cell>
          <table:table-cell table:style-name="ce48"/>
        </table:table-row>
        <table:table-row table:style-name="ro1">
          <table:table-cell table:style-name="ce45" table:formula="of:=IF([.B23]=&quot;&quot;; &quot;&quot;; [.A22]+1)">
            <text:p/>
          </table:table-cell>
          <table:table-cell table:style-name="ce48"/>
        </table:table-row>
        <table:table-row table:style-name="ro1">
          <table:table-cell table:style-name="ce45" table:formula="of:=IF([.B24]=&quot;&quot;; &quot;&quot;; [.A23]+1)">
            <text:p/>
          </table:table-cell>
          <table:table-cell table:style-name="ce48"/>
        </table:table-row>
        <table:table-row table:style-name="ro1">
          <table:table-cell table:style-name="ce45" table:formula="of:=IF([.B25]=&quot;&quot;; &quot;&quot;; [.A24]+1)">
            <text:p/>
          </table:table-cell>
          <table:table-cell table:style-name="ce48"/>
        </table:table-row>
        <table:table-row table:style-name="ro1">
          <table:table-cell table:style-name="ce45" table:formula="of:=IF([.B26]=&quot;&quot;; &quot;&quot;; [.A25]+1)">
            <text:p/>
          </table:table-cell>
          <table:table-cell table:style-name="ce48"/>
        </table:table-row>
        <table:table-row table:style-name="ro1">
          <table:table-cell table:style-name="ce45" table:formula="of:=IF([.B27]=&quot;&quot;; &quot;&quot;; [.A26]+1)">
            <text:p/>
          </table:table-cell>
          <table:table-cell table:style-name="ce48"/>
        </table:table-row>
        <table:table-row table:style-name="ro1">
          <table:table-cell table:style-name="ce45" table:formula="of:=IF([.B28]=&quot;&quot;; &quot;&quot;; [.A27]+1)">
            <text:p/>
          </table:table-cell>
          <table:table-cell table:style-name="ce48"/>
        </table:table-row>
        <table:table-row table:style-name="ro1">
          <table:table-cell table:style-name="ce45" table:formula="of:=IF([.B29]=&quot;&quot;; &quot;&quot;; [.A28]+1)">
            <text:p/>
          </table:table-cell>
          <table:table-cell table:style-name="ce48"/>
        </table:table-row>
        <table:table-row table:style-name="ro1">
          <table:table-cell table:style-name="ce45" table:formula="of:=IF([.B30]=&quot;&quot;; &quot;&quot;; [.A29]+1)">
            <text:p/>
          </table:table-cell>
          <table:table-cell table:style-name="ce48"/>
        </table:table-row>
        <table:table-row table:style-name="ro1">
          <table:table-cell table:style-name="ce45" table:formula="of:=IF([.B31]=&quot;&quot;; &quot;&quot;; [.A30]+1)">
            <text:p/>
          </table:table-cell>
          <table:table-cell table:style-name="ce48"/>
        </table:table-row>
        <table:table-row table:style-name="ro1">
          <table:table-cell table:style-name="ce45" table:formula="of:=IF([.B32]=&quot;&quot;; &quot;&quot;; [.A31]+1)">
            <text:p/>
          </table:table-cell>
          <table:table-cell table:style-name="ce48"/>
        </table:table-row>
        <table:table-row table:style-name="ro1">
          <table:table-cell table:style-name="ce45" table:formula="of:=IF([.B33]=&quot;&quot;; &quot;&quot;; [.A32]+1)">
            <text:p/>
          </table:table-cell>
          <table:table-cell table:style-name="ce48"/>
        </table:table-row>
        <table:table-row table:style-name="ro1">
          <table:table-cell table:style-name="ce45" table:formula="of:=IF([.B34]=&quot;&quot;; &quot;&quot;; [.A33]+1)">
            <text:p/>
          </table:table-cell>
          <table:table-cell table:style-name="ce48"/>
        </table:table-row>
        <table:table-row table:style-name="ro1">
          <table:table-cell table:style-name="ce45" table:formula="of:=IF([.B35]=&quot;&quot;; &quot;&quot;; [.A34]+1)">
            <text:p/>
          </table:table-cell>
          <table:table-cell table:style-name="ce48"/>
        </table:table-row>
        <table:table-row table:style-name="ro1">
          <table:table-cell table:style-name="ce45" table:formula="of:=IF([.B36]=&quot;&quot;; &quot;&quot;; [.A35]+1)">
            <text:p/>
          </table:table-cell>
          <table:table-cell table:style-name="ce48"/>
        </table:table-row>
        <table:table-row table:style-name="ro1">
          <table:table-cell table:style-name="ce45" table:formula="of:=IF([.B37]=&quot;&quot;; &quot;&quot;; [.A36]+1)">
            <text:p/>
          </table:table-cell>
          <table:table-cell table:style-name="ce48"/>
        </table:table-row>
        <table:table-row table:style-name="ro1">
          <table:table-cell table:style-name="ce45" table:formula="of:=IF([.B38]=&quot;&quot;; &quot;&quot;; [.A37]+1)">
            <text:p/>
          </table:table-cell>
          <table:table-cell table:style-name="ce48"/>
        </table:table-row>
        <table:table-row table:style-name="ro1">
          <table:table-cell table:style-name="ce45" table:formula="of:=IF([.B39]=&quot;&quot;; &quot;&quot;; [.A38]+1)">
            <text:p/>
          </table:table-cell>
          <table:table-cell table:style-name="ce48"/>
        </table:table-row>
        <table:table-row table:style-name="ro1">
          <table:table-cell table:style-name="ce45" table:formula="of:=IF([.B40]=&quot;&quot;; &quot;&quot;; [.A39]+1)">
            <text:p/>
          </table:table-cell>
          <table:table-cell table:style-name="ce48"/>
        </table:table-row>
        <table:table-row table:style-name="ro1">
          <table:table-cell table:style-name="ce45" table:formula="of:=IF([.B41]=&quot;&quot;; &quot;&quot;; [.A40]+1)">
            <text:p/>
          </table:table-cell>
          <table:table-cell table:style-name="ce48"/>
        </table:table-row>
        <table:table-row table:style-name="ro1">
          <table:table-cell table:style-name="ce45" table:formula="of:=IF([.B42]=&quot;&quot;; &quot;&quot;; [.A41]+1)">
            <text:p/>
          </table:table-cell>
          <table:table-cell table:style-name="ce48"/>
        </table:table-row>
        <table:table-row table:style-name="ro1">
          <table:table-cell table:style-name="ce45" table:formula="of:=IF([.B43]=&quot;&quot;; &quot;&quot;; [.A42]+1)">
            <text:p/>
          </table:table-cell>
          <table:table-cell table:style-name="ce48"/>
        </table:table-row>
        <table:table-row table:style-name="ro1">
          <table:table-cell table:style-name="ce45" table:formula="of:=IF([.B44]=&quot;&quot;; &quot;&quot;; [.A43]+1)">
            <text:p/>
          </table:table-cell>
          <table:table-cell table:style-name="ce48"/>
        </table:table-row>
        <table:table-row table:style-name="ro1">
          <table:table-cell table:style-name="ce45" table:formula="of:=IF([.B45]=&quot;&quot;; &quot;&quot;; [.A44]+1)">
            <text:p/>
          </table:table-cell>
          <table:table-cell table:style-name="ce48"/>
        </table:table-row>
        <table:table-row table:style-name="ro1">
          <table:table-cell table:style-name="ce45" table:formula="of:=IF([.B46]=&quot;&quot;; &quot;&quot;; [.A45]+1)">
            <text:p/>
          </table:table-cell>
          <table:table-cell table:style-name="ce48"/>
        </table:table-row>
        <table:table-row table:style-name="ro1">
          <table:table-cell table:style-name="ce45" table:formula="of:=IF([.B47]=&quot;&quot;; &quot;&quot;; [.A46]+1)">
            <text:p/>
          </table:table-cell>
          <table:table-cell table:style-name="ce48"/>
        </table:table-row>
        <table:table-row table:style-name="ro1">
          <table:table-cell table:style-name="ce45" table:formula="of:=IF([.B48]=&quot;&quot;; &quot;&quot;; [.A47]+1)">
            <text:p/>
          </table:table-cell>
          <table:table-cell table:style-name="ce48"/>
        </table:table-row>
        <table:table-row table:style-name="ro1">
          <table:table-cell table:style-name="ce45" table:formula="of:=IF([.B49]=&quot;&quot;; &quot;&quot;; [.A48]+1)">
            <text:p/>
          </table:table-cell>
          <table:table-cell table:style-name="ce48"/>
        </table:table-row>
        <table:table-row table:style-name="ro1">
          <table:table-cell table:style-name="ce45" table:formula="of:=IF([.B50]=&quot;&quot;; &quot;&quot;; [.A49]+1)">
            <text:p/>
          </table:table-cell>
          <table:table-cell table:style-name="ce48"/>
        </table:table-row>
        <table:table-row table:style-name="ro1">
          <table:table-cell table:style-name="ce45" table:formula="of:=IF([.B51]=&quot;&quot;; &quot;&quot;; [.A50]+1)">
            <text:p/>
          </table:table-cell>
          <table:table-cell table:style-name="ce48"/>
        </table:table-row>
        <table:table-row table:style-name="ro1">
          <table:table-cell table:style-name="ce45" table:formula="of:=IF([.B52]=&quot;&quot;; &quot;&quot;; [.A51]+1)">
            <text:p/>
          </table:table-cell>
          <table:table-cell table:style-name="ce48"/>
        </table:table-row>
        <table:table-row table:style-name="ro1">
          <table:table-cell table:style-name="ce45" table:formula="of:=IF([.B53]=&quot;&quot;; &quot;&quot;; [.A52]+1)">
            <text:p/>
          </table:table-cell>
          <table:table-cell table:style-name="ce48"/>
        </table:table-row>
        <table:table-row table:style-name="ro1">
          <table:table-cell table:style-name="ce45" table:formula="of:=IF([.B54]=&quot;&quot;; &quot;&quot;; [.A53]+1)">
            <text:p/>
          </table:table-cell>
          <table:table-cell table:style-name="ce48"/>
        </table:table-row>
        <table:table-row table:style-name="ro1">
          <table:table-cell table:style-name="ce45" table:formula="of:=IF([.B55]=&quot;&quot;; &quot;&quot;; [.A54]+1)">
            <text:p/>
          </table:table-cell>
          <table:table-cell table:style-name="ce48"/>
        </table:table-row>
        <table:table-row table:style-name="ro1">
          <table:table-cell table:style-name="ce45" table:formula="of:=IF([.B56]=&quot;&quot;; &quot;&quot;; [.A55]+1)">
            <text:p/>
          </table:table-cell>
          <table:table-cell table:style-name="ce48"/>
        </table:table-row>
        <table:table-row table:style-name="ro1">
          <table:table-cell table:style-name="ce45" table:formula="of:=IF([.B57]=&quot;&quot;; &quot;&quot;; [.A56]+1)">
            <text:p/>
          </table:table-cell>
          <table:table-cell table:style-name="ce48"/>
        </table:table-row>
        <table:table-row table:style-name="ro1">
          <table:table-cell table:style-name="ce45" table:formula="of:=IF([.B58]=&quot;&quot;; &quot;&quot;; [.A57]+1)">
            <text:p/>
          </table:table-cell>
          <table:table-cell table:style-name="ce48"/>
        </table:table-row>
        <table:table-row table:style-name="ro1">
          <table:table-cell table:style-name="ce45" table:formula="of:=IF([.B59]=&quot;&quot;; &quot;&quot;; [.A58]+1)">
            <text:p/>
          </table:table-cell>
          <table:table-cell table:style-name="ce48"/>
        </table:table-row>
        <table:table-row table:style-name="ro1">
          <table:table-cell table:style-name="ce45" table:formula="of:=IF([.B60]=&quot;&quot;; &quot;&quot;; [.A59]+1)">
            <text:p/>
          </table:table-cell>
          <table:table-cell table:style-name="ce48"/>
        </table:table-row>
        <table:table-row table:style-name="ro1">
          <table:table-cell table:style-name="ce45" table:formula="of:=IF([.B61]=&quot;&quot;; &quot;&quot;; [.A60]+1)">
            <text:p/>
          </table:table-cell>
          <table:table-cell table:style-name="ce48"/>
        </table:table-row>
        <table:table-row table:style-name="ro1">
          <table:table-cell table:style-name="ce45" table:formula="of:=IF([.B62]=&quot;&quot;; &quot;&quot;; [.A61]+1)">
            <text:p/>
          </table:table-cell>
          <table:table-cell table:style-name="ce48"/>
        </table:table-row>
        <table:table-row table:style-name="ro1">
          <table:table-cell table:style-name="ce45" table:formula="of:=IF([.B63]=&quot;&quot;; &quot;&quot;; [.A62]+1)">
            <text:p/>
          </table:table-cell>
          <table:table-cell table:style-name="ce48"/>
        </table:table-row>
        <table:table-row table:style-name="ro1">
          <table:table-cell table:style-name="ce45" table:formula="of:=IF([.B64]=&quot;&quot;; &quot;&quot;; [.A63]+1)">
            <text:p/>
          </table:table-cell>
          <table:table-cell table:style-name="ce48"/>
        </table:table-row>
        <table:table-row table:style-name="ro1">
          <table:table-cell table:style-name="ce45" table:formula="of:=IF([.B65]=&quot;&quot;; &quot;&quot;; [.A64]+1)">
            <text:p/>
          </table:table-cell>
          <table:table-cell table:style-name="ce48"/>
        </table:table-row>
        <table:table-row table:style-name="ro1">
          <table:table-cell table:style-name="ce45" table:formula="of:=IF([.B66]=&quot;&quot;; &quot;&quot;; [.A65]+1)">
            <text:p/>
          </table:table-cell>
          <table:table-cell table:style-name="ce48"/>
        </table:table-row>
        <table:table-row table:style-name="ro1">
          <table:table-cell table:style-name="ce45" table:formula="of:=IF([.B67]=&quot;&quot;; &quot;&quot;; [.A66]+1)">
            <text:p/>
          </table:table-cell>
          <table:table-cell table:style-name="ce48"/>
        </table:table-row>
        <table:table-row table:style-name="ro1">
          <table:table-cell table:style-name="ce45" table:formula="of:=IF([.B68]=&quot;&quot;; &quot;&quot;; [.A67]+1)">
            <text:p/>
          </table:table-cell>
          <table:table-cell table:style-name="ce48"/>
        </table:table-row>
        <table:table-row table:style-name="ro1">
          <table:table-cell table:style-name="ce45" table:formula="of:=IF([.B69]=&quot;&quot;; &quot;&quot;; [.A68]+1)">
            <text:p/>
          </table:table-cell>
          <table:table-cell table:style-name="ce48"/>
        </table:table-row>
        <table:table-row table:style-name="ro1">
          <table:table-cell table:style-name="ce45" table:formula="of:=IF([.B70]=&quot;&quot;; &quot;&quot;; [.A69]+1)">
            <text:p/>
          </table:table-cell>
          <table:table-cell table:style-name="ce48"/>
        </table:table-row>
        <table:table-row table:style-name="ro1">
          <table:table-cell table:style-name="ce45" table:formula="of:=IF([.B71]=&quot;&quot;; &quot;&quot;; [.A70]+1)">
            <text:p/>
          </table:table-cell>
          <table:table-cell table:style-name="ce48"/>
        </table:table-row>
        <table:table-row table:style-name="ro1">
          <table:table-cell table:style-name="ce45" table:formula="of:=IF([.B72]=&quot;&quot;; &quot;&quot;; [.A71]+1)">
            <text:p/>
          </table:table-cell>
          <table:table-cell table:style-name="ce48"/>
        </table:table-row>
        <table:table-row table:style-name="ro1">
          <table:table-cell table:style-name="ce45" table:formula="of:=IF([.B73]=&quot;&quot;; &quot;&quot;; [.A72]+1)">
            <text:p/>
          </table:table-cell>
          <table:table-cell table:style-name="ce48"/>
        </table:table-row>
        <table:table-row table:style-name="ro1">
          <table:table-cell table:style-name="ce45" table:formula="of:=IF([.B74]=&quot;&quot;; &quot;&quot;; [.A73]+1)">
            <text:p/>
          </table:table-cell>
          <table:table-cell table:style-name="ce48"/>
        </table:table-row>
        <table:table-row table:style-name="ro1">
          <table:table-cell table:style-name="ce45" table:formula="of:=IF([.B75]=&quot;&quot;; &quot;&quot;; [.A74]+1)">
            <text:p/>
          </table:table-cell>
          <table:table-cell table:style-name="ce48"/>
        </table:table-row>
        <table:table-row table:style-name="ro1">
          <table:table-cell table:style-name="ce45" table:formula="of:=IF([.B76]=&quot;&quot;; &quot;&quot;; [.A75]+1)">
            <text:p/>
          </table:table-cell>
          <table:table-cell table:style-name="ce48"/>
        </table:table-row>
        <table:table-row table:style-name="ro1">
          <table:table-cell table:style-name="ce45" table:formula="of:=IF([.B77]=&quot;&quot;; &quot;&quot;; [.A76]+1)">
            <text:p/>
          </table:table-cell>
          <table:table-cell table:style-name="ce48"/>
        </table:table-row>
        <table:table-row table:style-name="ro1">
          <table:table-cell table:style-name="ce45" table:formula="of:=IF([.B78]=&quot;&quot;; &quot;&quot;; [.A77]+1)">
            <text:p/>
          </table:table-cell>
          <table:table-cell table:style-name="ce48"/>
        </table:table-row>
        <table:table-row table:style-name="ro1">
          <table:table-cell table:style-name="ce45" table:formula="of:=IF([.B79]=&quot;&quot;; &quot;&quot;; [.A78]+1)">
            <text:p/>
          </table:table-cell>
          <table:table-cell table:style-name="ce48"/>
        </table:table-row>
        <table:table-row table:style-name="ro1">
          <table:table-cell table:style-name="ce45" table:formula="of:=IF([.B80]=&quot;&quot;; &quot;&quot;; [.A79]+1)">
            <text:p/>
          </table:table-cell>
          <table:table-cell table:style-name="ce48"/>
        </table:table-row>
        <table:table-row table:style-name="ro1">
          <table:table-cell table:style-name="ce45" table:formula="of:=IF([.B81]=&quot;&quot;; &quot;&quot;; [.A80]+1)">
            <text:p/>
          </table:table-cell>
          <table:table-cell table:style-name="ce48"/>
        </table:table-row>
        <table:table-row table:style-name="ro1">
          <table:table-cell table:style-name="ce45" table:formula="of:=IF([.B82]=&quot;&quot;; &quot;&quot;; [.A81]+1)">
            <text:p/>
          </table:table-cell>
          <table:table-cell table:style-name="ce48"/>
        </table:table-row>
        <table:table-row table:style-name="ro1">
          <table:table-cell table:style-name="ce45" table:formula="of:=IF([.B83]=&quot;&quot;; &quot;&quot;; [.A82]+1)">
            <text:p/>
          </table:table-cell>
          <table:table-cell table:style-name="ce48"/>
        </table:table-row>
        <table:table-row table:style-name="ro1">
          <table:table-cell table:style-name="ce45" table:formula="of:=IF([.B84]=&quot;&quot;; &quot;&quot;; [.A83]+1)">
            <text:p/>
          </table:table-cell>
          <table:table-cell table:style-name="ce48"/>
        </table:table-row>
        <table:table-row table:style-name="ro1">
          <table:table-cell table:style-name="ce45" table:formula="of:=IF([.B85]=&quot;&quot;; &quot;&quot;; [.A84]+1)">
            <text:p/>
          </table:table-cell>
          <table:table-cell table:style-name="ce48"/>
        </table:table-row>
        <table:table-row table:style-name="ro1">
          <table:table-cell table:style-name="ce45" table:formula="of:=IF([.B86]=&quot;&quot;; &quot;&quot;; [.A85]+1)">
            <text:p/>
          </table:table-cell>
          <table:table-cell table:style-name="ce48"/>
        </table:table-row>
        <table:table-row table:style-name="ro1">
          <table:table-cell table:style-name="ce45" table:formula="of:=IF([.B87]=&quot;&quot;; &quot;&quot;; [.A86]+1)">
            <text:p/>
          </table:table-cell>
          <table:table-cell table:style-name="ce48"/>
        </table:table-row>
        <table:table-row table:style-name="ro1">
          <table:table-cell table:style-name="ce45" table:formula="of:=IF([.B88]=&quot;&quot;; &quot;&quot;; [.A87]+1)">
            <text:p/>
          </table:table-cell>
          <table:table-cell table:style-name="ce48"/>
        </table:table-row>
        <table:table-row table:style-name="ro1">
          <table:table-cell table:style-name="ce45" table:formula="of:=IF([.B89]=&quot;&quot;; &quot;&quot;; [.A88]+1)">
            <text:p/>
          </table:table-cell>
          <table:table-cell table:style-name="ce48"/>
        </table:table-row>
        <table:table-row table:style-name="ro1">
          <table:table-cell table:style-name="ce45" table:formula="of:=IF([.B90]=&quot;&quot;; &quot;&quot;; [.A89]+1)">
            <text:p/>
          </table:table-cell>
          <table:table-cell table:style-name="ce48"/>
        </table:table-row>
        <table:table-row table:style-name="ro1">
          <table:table-cell table:style-name="ce45" table:formula="of:=IF([.B91]=&quot;&quot;; &quot;&quot;; [.A90]+1)">
            <text:p/>
          </table:table-cell>
          <table:table-cell table:style-name="ce48"/>
        </table:table-row>
        <table:table-row table:style-name="ro1">
          <table:table-cell table:style-name="ce45" table:formula="of:=IF([.B92]=&quot;&quot;; &quot;&quot;; [.A91]+1)">
            <text:p/>
          </table:table-cell>
          <table:table-cell table:style-name="ce48"/>
        </table:table-row>
        <table:table-row table:style-name="ro1">
          <table:table-cell table:style-name="ce45" table:formula="of:=IF([.B93]=&quot;&quot;; &quot;&quot;; [.A92]+1)">
            <text:p/>
          </table:table-cell>
          <table:table-cell table:style-name="ce48"/>
        </table:table-row>
        <table:table-row table:style-name="ro1">
          <table:table-cell table:style-name="ce45" table:formula="of:=IF([.B94]=&quot;&quot;; &quot;&quot;; [.A93]+1)">
            <text:p/>
          </table:table-cell>
          <table:table-cell table:style-name="ce48"/>
        </table:table-row>
        <table:table-row table:style-name="ro1">
          <table:table-cell table:style-name="ce45" table:formula="of:=IF([.B95]=&quot;&quot;; &quot;&quot;; [.A94]+1)">
            <text:p/>
          </table:table-cell>
          <table:table-cell table:style-name="ce48"/>
        </table:table-row>
        <table:table-row table:style-name="ro1">
          <table:table-cell table:style-name="ce45" table:formula="of:=IF([.B96]=&quot;&quot;; &quot;&quot;; [.A95]+1)">
            <text:p/>
          </table:table-cell>
          <table:table-cell table:style-name="ce48"/>
        </table:table-row>
        <table:table-row table:style-name="ro1">
          <table:table-cell table:style-name="ce45" table:formula="of:=IF([.B97]=&quot;&quot;; &quot;&quot;; [.A96]+1)">
            <text:p/>
          </table:table-cell>
          <table:table-cell table:style-name="ce48"/>
        </table:table-row>
        <table:table-row table:style-name="ro1">
          <table:table-cell table:style-name="ce45" table:formula="of:=IF([.B98]=&quot;&quot;; &quot;&quot;; [.A97]+1)">
            <text:p/>
          </table:table-cell>
          <table:table-cell table:style-name="ce48"/>
        </table:table-row>
        <table:table-row table:style-name="ro1">
          <table:table-cell table:style-name="ce45" table:formula="of:=IF([.B99]=&quot;&quot;; &quot;&quot;; [.A98]+1)">
            <text:p/>
          </table:table-cell>
          <table:table-cell table:style-name="ce48"/>
        </table:table-row>
        <table:table-row table:style-name="ro1">
          <table:table-cell table:style-name="ce45" table:formula="of:=IF([.B100]=&quot;&quot;; &quot;&quot;; [.A99]+1)">
            <text:p/>
          </table:table-cell>
          <table:table-cell table:style-name="ce48"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ostrzeżenia.A1:ostrzeżenia.B100">
            <calcext:condition calcext:apply-style-name="Table" calcext:value="formula-is(MOD(ROW([$ostrzeżenia.$A1]);2) = 0 AND(NOT([$ostrzeżenia.$B1]=&quot;&quot;)))" calcext:base-cell-address="ostrzeżenia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9">
      <number:day-of-week/>
      <number:text> </number:text>
      <number:day number:style="long"/>
      <number:text>.</number:text>
      <number:month number:style="long"/>
    </number:date-style>
    <number:currency-style style:name="N13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9P0"/>
    </number:currency-style>
    <number:date-style style:name="N136">
      <number:month number:calendar="jewish" number:style="long" number:textual="true"/>
    </number:date-style>
    <number:date-style style:name="N13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style="long"/>
      <number:text> </number:text>
    </number:date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2P0"/>
    </number:currency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time-style style:name="N112">
      <number:hours number:style="long"/>
      <number:text>:</number:text>
      <number:minutes number:style="long"/>
      <number:text>,</number:text>
      <number:seconds number:style="long"/>
    </number:time-style>
    <number:date-style style:name="N113">
      <number:year number:style="long"/>
    </number:date-style>
    <number:date-style style:name="N114">
      <number:day/>
      <number:text>.</number:text>
      <number:month number:style="long"/>
    </number:date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time-style style:name="N118" number:truncate-on-overflow="false">
      <number:hours number:style="long"/>
      <number:text>:</number:text>
      <number:minutes number:style="long"/>
    </number:time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23">
      <number:number number:decimal-places="1" number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oday" style:family="table-cell" style:parent-style-name="Default" style:data-style-name="N109">
      <style:table-cell-properties fo:background-color="#e8f2a1" style:diagonal-bl-tr="none" style:diagonal-tl-br="none"/>
      <style:text-properties style:font-name="Times New Roman" fo:font-family="'Times New Roman'" style:font-style-name="Bold" style:font-family-generic="roman" style:font-pitch="variable" fo:font-weight="bold"/>
    </style:style>
    <style:style style:name="Table" style:family="table-cell" style:parent-style-name="Default">
      <style:table-cell-properties fo:background-color="#dddddd" style:diagonal-bl-tr="none" style:diagonal-tl-br="none" fo:border="none"/>
    </style:style>
    <style:style style:name="TABLE-BORDER" style:family="table-cell" style:parent-style-name="Table">
      <style:table-cell-properties style:diagonal-bl-tr="none" style:diagonal-tl-br="none" fo:background-color="transparent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4.3.2$Linux_X86_64 LibreOffice_project/1048a8393ae2eeec98dff31b5c133c5f1d08b890</meta:generator>
    <meta:editing-cycles>0</meta:editing-cycles>
    <meta:editing-duration>P0D</meta:editing-duration>
    <meta:document-statistic meta:table-count="3" meta:cell-count="318" meta:object-count="0"/>
  </office:meta>
</office:document-meta>
</file>